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b318" officeooo:paragraph-rsid="0004b318"/>
    </style:style>
    <style:style style:name="P2" style:family="paragraph" style:parent-style-name="Standard">
      <style:text-properties officeooo:rsid="0007ad76" officeooo:paragraph-rsid="0007ad76"/>
    </style:style>
    <style:style style:name="P3" style:family="paragraph" style:parent-style-name="Standard">
      <style:text-properties officeooo:rsid="0008e714" officeooo:paragraph-rsid="0008e714"/>
    </style:style>
    <style:style style:name="P4" style:family="paragraph" style:parent-style-name="Standard">
      <style:text-properties officeooo:rsid="000a4212" officeooo:paragraph-rsid="000a4212"/>
    </style:style>
    <style:style style:name="P5" style:family="paragraph" style:parent-style-name="Standard">
      <style:text-properties officeooo:rsid="000b8074" officeooo:paragraph-rsid="000b8074"/>
    </style:style>
    <style:style style:name="P6" style:family="paragraph" style:parent-style-name="Standard">
      <style:text-properties officeooo:rsid="000e6330" officeooo:paragraph-rsid="000e6330"/>
    </style:style>
    <style:style style:name="P7" style:family="paragraph" style:parent-style-name="Standard">
      <style:text-properties officeooo:rsid="00111339" officeooo:paragraph-rsid="00111339"/>
    </style:style>
    <style:style style:name="P8" style:family="paragraph" style:parent-style-name="Standard">
      <style:text-properties officeooo:rsid="00126c24" officeooo:paragraph-rsid="00126c24"/>
    </style:style>
    <style:style style:name="P9" style:family="paragraph" style:parent-style-name="Standard">
      <style:text-properties officeooo:rsid="0013c61d" officeooo:paragraph-rsid="0013c61d"/>
    </style:style>
    <style:style style:name="P10" style:family="paragraph" style:parent-style-name="Standard">
      <style:text-properties officeooo:rsid="00150d69" officeooo:paragraph-rsid="00150d69"/>
    </style:style>
    <style:style style:name="T1" style:family="text">
      <style:text-properties officeooo:rsid="0009fdfa"/>
    </style:style>
    <style:style style:name="T2" style:family="text">
      <style:text-properties officeooo:rsid="000d1549"/>
    </style:style>
    <style:style style:name="T3" style:family="text">
      <style:text-properties officeooo:rsid="000e6330"/>
    </style:style>
    <style:style style:name="T4" style:family="text">
      <style:text-properties officeooo:rsid="00102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SLT-4</text:p>
      <text:p text:style-name="P1"/>
      <text:p text:style-name="P2">Reprise. </text:p>
      <text:p text:style-name="P3">Quand on fait une structure XSL : <text:span text:style-name="T1">il n’y a pas une seule solution qui fonctionne mais il y a des bonnes pratiques à respecter. </text:span></text:p>
      <text:p text:style-name="P4">O<text:span text:style-name="T2">n</text:span> a un fichier XML source qu’on veut transformer en autre chose. Il faut donc prendre des éléments et les adapter à la structure de sortie. </text:p>
      <text:p text:style-name="P5">Il faut commencer par conceptualiser clairement quelle va être la structure que l’on veut créer. <text:span text:style-name="T3">Il faut repérer dans l’architecture de sortie, l’endroit où on veut injecter les informations du document source. ON doit ensuite identifier les zones ou se trouve les informations à transformer dans le document source. </text:span></text:p>
      <text:p text:style-name="P5"/>
      <text:p text:style-name="P6">Hiérarchie macro dans la règle via la racine du document du source. Et dans cette architecture, on place les apply-template pour injecter les informations <text:span text:style-name="T4">(attribut select pour une partie des informations du document source). </text:span></text:p>
      <text:p text:style-name="P6"/>
      <text:p text:style-name="P7">On ne peut pas imbriquer des xsl:template dans des xsl:template. </text:p>
      <text:p text:style-name="P7"/>
      <text:p text:style-name="P8">Value-of et apply-templates ont le même sens quand l’élément concerné n’a pas d’enfant sinon le value-of prend en compte les enfants. </text:p>
      <text:p text:style-name="P8"/>
      <text:p text:style-name="P9">Pour comprendre la séance 4, il faut maîtriser les séances précédentes. </text:p>
      <text:p text:style-name="P9"/>
      <text:p text:style-name="P10">Xsl:if permet de créer une condi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8:18:10.167934578</meta:creation-date>
    <dc:date>2019-02-06T13:45:24.253300990</dc:date>
    <meta:editing-duration>PT45M46S</meta:editing-duration>
    <meta:editing-cycles>16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0" meta:word-count="184" meta:character-count="1135" meta:non-whitespace-character-count="952"/>
  </office:meta>
</office:document-meta>
</file>